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d6d1" officeooo:paragraph-rsid="0010d6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vetaines tikrasis kodas 1</text:p>
      <text:p text:style-name="Standard"/>
      <text:p text:style-name="Standard"/>
      <text:p text:style-name="Standard"/>
      <text:p text:style-name="Standard">&lt;!doctype html&gt;</text:p>
      <text:p text:style-name="Standard">&lt;html lang="lt"&gt;</text:p>
      <text:p text:style-name="Standard">&lt;head&gt;</text:p>
      <text:p text:style-name="Standard"><text:s text:c="2"/>&lt;meta charset="utf-8" /&gt;</text:p>
      <text:p text:style-name="Standard"><text:s text:c="2"/>&lt;meta name="viewport" content="width=device-width, initial-scale=1" /&gt;</text:p>
      <text:p text:style-name="Standard"><text:s text:c="2"/>&lt;title&gt;Editorial Tech – maketas&lt;/title&gt;</text:p>
      <text:p text:style-name="Standard"/>
      <text:p text:style-name="Standard"><text:s text:c="2"/>&lt;!-- Autorystė --&gt;</text:p>
      <text:p text:style-name="Standard"><text:s text:c="2"/>&lt;meta name="author" content="Marijus Tamulynas"&gt;</text:p>
      <text:p text:style-name="Standard"><text:s text:c="2"/>&lt;meta name="copyright" content="© Marijus Tamulynas, 2025. Visos teisės saugomos."&gt;</text:p>
      <text:p text:style-name="Standard"/>
      <text:p text:style-name="Standard"><text:s text:c="2"/>&lt;style&gt;</text:p>
      <text:p text:style-name="Standard"><text:s text:c="4"/>:root{</text:p>
      <text:p text:style-name="Standard"><text:s text:c="6"/>/* HERO valdymas */</text:p>
      <text:p text:style-name="Standard"><text:s text:c="6"/>--hero-height: 520px; <text:s text:c="4"/>/* keisk aukštį jei reikia */</text:p>
      <text:p text:style-name="Standard"><text:s text:c="6"/>--hero-fit: contain; <text:s text:c="5"/>/* contain = visa nuotrauka matosi */</text:p>
      <text:p text:style-name="Standard"><text:s text:c="6"/>--hero-offset-left: 0; <text:s text:c="3"/>/* su contain palik 0 */</text:p>
      <text:p text:style-name="Standard"/>
      <text:p text:style-name="Standard"><text:s text:c="6"/>/* Tema */</text:p>
      <text:p text:style-name="Standard"><text:s text:c="6"/>--ui-bg: rgba(14,16,22,.86);</text:p>
      <text:p text:style-name="Standard"><text:s text:c="6"/>--stroke: rgba(200,230,255,.14);</text:p>
      <text:p text:style-name="Standard"><text:s text:c="6"/>--text: #e7eef7;</text:p>
      <text:p text:style-name="Standard"><text:s text:c="6"/>--glow: 0 0 32px rgba(0,200,255,.15);</text:p>
      <text:p text:style-name="Standard"/>
      <text:p text:style-name="Standard"><text:s text:c="6"/>/* Bendras fonas */</text:p>
      <text:p text:style-name="Standard"><text:s text:c="6"/>--bg-zoom: 110%;</text:p>
      <text:p text:style-name="Standard"><text:s text:c="6"/>--bg-dim: <text:s/>.16;</text:p>
      <text:p text:style-name="Standard"/>
      <text:p text:style-name="Standard"><text:s text:c="6"/>/* Ekrano animacija */</text:p>
      <text:p text:style-name="Standard"><text:s text:c="6"/>--anim-speed: 18s;</text:p>
      <text:p text:style-name="Standard"><text:s text:c="6"/>--call-green-1: #28d17c;</text:p>
      <text:p text:style-name="Standard"><text:s text:c="6"/>--call-green-2: #1bb96b;</text:p>
      <text:p text:style-name="Standard"><text:s text:c="4"/>}</text:p>
      <text:p text:style-name="Standard"/>
      <text:p text:style-name="Standard"><text:s text:c="4"/>html,body{height:100%; margin:0; color:var(--text); font-family:system-ui,Segoe UI,Roboto,Ubuntu,Arial,sans-serif}</text:p>
      <text:p text:style-name="Standard"/>
      <text:p text:style-name="Standard"><text:s text:c="4"/>/* Vientisas fonas */</text:p>
      <text:p text:style-name="Standard"><text:s text:c="4"/>body{</text:p>
      <text:p text:style-name="Standard"><text:s text:c="6"/>background:</text:p>
      <text:p text:style-name="Standard"><text:s text:c="8"/>linear-gradient(rgba(0,0,0,var(--bg-dim)), rgba(0,0,0,var(--bg-dim))),</text:p>
      <text:p text:style-name="Standard"><text:s text:c="8"/>url('bengraudas.png') center top / var(--bg-zoom) fixed no-repeat;</text:p>
      <text:p text:style-name="Standard"><text:s text:c="6"/>background-color:#0b0f14;</text:p>
      <text:p text:style-name="Standard"><text:s text:c="4"/>}</text:p>
      <text:p text:style-name="Standard"/>
      <text:p text:style-name="Standard"><text:s text:c="4"/>/* Header (be „brand“ teksto) */</text:p>
      <text:p text:style-name="Standard"><text:s text:c="4"/>.header{</text:p>
      <text:p text:style-name="Standard"><text:soft-page-break/><text:s text:c="6"/>display:flex; align-items:center; justify-content:space-between;</text:p>
      <text:p text:style-name="Standard"><text:s text:c="6"/>gap:16px; padding:10px 14px; margin:14px; border-radius:14px;</text:p>
      <text:p text:style-name="Standard"><text:s text:c="6"/>background: var(--ui-bg); border:1px solid var(--stroke); backdrop-filter: blur(8px);</text:p>
      <text:p text:style-name="Standard"><text:s text:c="6"/>box-shadow: var(--glow);</text:p>
      <text:p text:style-name="Standard"><text:s text:c="4"/>}</text:p>
      <text:p text:style-name="Standard"><text:s text:c="4"/>.brand{display:flex; align-items:center; gap:12px}</text:p>
      <text:p text:style-name="Standard"><text:s text:c="4"/>.brand img{ width:40px; height:40px; object-fit:cover; border-radius:10px }</text:p>
      <text:p text:style-name="Standard"><text:s text:c="4"/>.nav{display:flex; gap:16px}</text:p>
      <text:p text:style-name="Standard"><text:s text:c="4"/>.nav a{</text:p>
      <text:p text:style-name="Standard"><text:s text:c="6"/>text-decoration:none; color:var(--text);</text:p>
      <text:p text:style-name="Standard"><text:s text:c="6"/>padding:8px 12px; border-radius:12px; border:1px solid var(--stroke);</text:p>
      <text:p text:style-name="Standard"><text:s text:c="6"/>background: rgba(10,12,18,.6);</text:p>
      <text:p text:style-name="Standard"><text:s text:c="4"/>}</text:p>
      <text:p text:style-name="Standard"/>
      <text:p text:style-name="Standard"><text:s text:c="4"/>/* Konteineris */</text:p>
      <text:p text:style-name="Standard"><text:s text:c="4"/>.container{ max-width:1280px; margin:18px auto 40px; padding:0 16px }</text:p>
      <text:p text:style-name="Standard"/>
      <text:p text:style-name="Standard"><text:s text:c="4"/>/* HERO + planšetė */</text:p>
      <text:p text:style-name="Standard"><text:s text:c="4"/>.hero-row{</text:p>
      <text:p text:style-name="Standard"><text:s text:c="6"/>display:grid; grid-template-columns: 1fr 420px; gap:18px; align-items:start;</text:p>
      <text:p text:style-name="Standard"><text:s text:c="4"/>}</text:p>
      <text:p text:style-name="Standard"><text:s text:c="4"/>.card{</text:p>
      <text:p text:style-name="Standard"><text:s text:c="6"/>background: var(--ui-bg); border:1px solid var(--stroke); border-radius:18px;</text:p>
      <text:p text:style-name="Standard"><text:s text:c="6"/>box-shadow: 0 12px 40px rgba(0,0,0,.32);</text:p>
      <text:p text:style-name="Standard"><text:s text:c="4"/>}</text:p>
      <text:p text:style-name="Standard"/>
      <text:p text:style-name="Standard"><text:s text:c="4"/>/* HERO */</text:p>
      <text:p text:style-name="Standard"><text:s text:c="4"/>.hero-wrap{ overflow:hidden; display:flex; align-items:center; justify-content:center; }</text:p>
      <text:p text:style-name="Standard"><text:s text:c="4"/>.hero-img{</text:p>
      <text:p text:style-name="Standard"><text:s text:c="6"/>width: 100%;</text:p>
      <text:p text:style-name="Standard"><text:s text:c="6"/>height: var(--hero-height);</text:p>
      <text:p text:style-name="Standard"><text:s text:c="6"/>object-fit: var(--hero-fit);</text:p>
      <text:p text:style-name="Standard"><text:s text:c="6"/>object-position: left center;</text:p>
      <text:p text:style-name="Standard"><text:s text:c="6"/>display:block; border-radius:14px;</text:p>
      <text:p text:style-name="Standard"><text:s text:c="6"/>transform: translateX(var(--hero-offset-left));</text:p>
      <text:p text:style-name="Standard"><text:s text:c="6"/>background:#0b0f14;</text:p>
      <text:p text:style-name="Standard"><text:s text:c="4"/>}</text:p>
      <text:p text:style-name="Standard"/>
      <text:p text:style-name="Standard"><text:s text:c="4"/>/* ========= PLANŠETĖ ========= */</text:p>
      <text:p text:style-name="Standard"><text:s text:c="4"/>.tablet{</text:p>
      <text:p text:style-name="Standard"><text:s text:c="6"/>position:relative; padding:22px; border-radius:28px;</text:p>
      <text:p text:style-name="Standard"><text:s text:c="6"/>background: linear-gradient(180deg, rgba(18,20,26,.95), rgba(12,14,20,.88));</text:p>
      <text:p text:style-name="Standard"><text:s text:c="6"/>border:1px solid rgba(160,185,220,.25);</text:p>
      <text:p text:style-name="Standard"><text:s text:c="6"/>box-shadow: 0 16px 48px rgba(0,0,0,.35), var(--glow);</text:p>
      <text:p text:style-name="Standard"><text:s text:c="4"/>}</text:p>
      <text:p text:style-name="Standard"><text:s text:c="4"/>.tablet .bezel{</text:p>
      <text:p text:style-name="Standard"><text:s text:c="6"/>position:relative; height: calc(var(--hero-height) - 24px);</text:p>
      <text:p text:style-name="Standard"><text:s text:c="6"/>background:#0d1016; border-radius:22px; overflow:hidden;</text:p>
      <text:p text:style-name="Standard"><text:s text:c="6"/>border:1px solid rgba(200,230,255,.18);</text:p>
      <text:p text:style-name="Standard"><text:s text:c="4"/>}</text:p>
      <text:p text:style-name="Standard"><text:s text:c="4"/>.tablet .cam{</text:p>
      <text:p text:style-name="Standard"><text:s text:c="6"/>position:absolute; top:8px; left:50%; transform:translateX(-50%);</text:p>
      <text:p text:style-name="Standard"><text:soft-page-break/><text:s text:c="6"/>width:8px; height:8px; background:#2ad; border-radius:50%;</text:p>
      <text:p text:style-name="Standard"><text:s text:c="6"/>box-shadow:0 0 8px rgba(0,200,255,.6); z-index:2;</text:p>
      <text:p text:style-name="Standard"><text:s text:c="4"/>}</text:p>
      <text:p text:style-name="Standard"><text:s text:c="4"/>.tablet .screen{</text:p>
      <text:p text:style-name="Standard"><text:s text:c="6"/>position:absolute; inset:10px; border-radius:18px; overflow:hidden;</text:p>
      <text:p text:style-name="Standard"><text:s text:c="6"/>background:</text:p>
      <text:p text:style-name="Standard"><text:s text:c="8"/>radial-gradient(280px 180px at 20% 25%, rgba(0,195,255,.14), transparent 70%),</text:p>
      <text:p text:style-name="Standard"><text:s text:c="8"/>radial-gradient(320px 200px at 80% 75%, rgba(255,160,60,.12), transparent 70%),</text:p>
      <text:p text:style-name="Standard"><text:s text:c="8"/>linear-gradient(180deg, rgba(255,255,255,.04), rgba(0,0,0,.08)),</text:p>
      <text:p text:style-name="Standard"><text:s text:c="8"/>#0d1016;</text:p>
      <text:p text:style-name="Standard"><text:s text:c="6"/>border:1px solid rgba(200,230,255,.15);</text:p>
      <text:p text:style-name="Standard"><text:s text:c="6"/>animation: pulse var(--anim-speed) ease-in-out infinite;</text:p>
      <text:p text:style-name="Standard"><text:s text:c="4"/>}</text:p>
      <text:p text:style-name="Standard"><text:s text:c="4"/>/* planšetės status bar */</text:p>
      <text:p text:style-name="Standard"><text:s text:c="4"/>.tablet .status{</text:p>
      <text:p text:style-name="Standard"><text:s text:c="6"/>position:absolute; top:12px; left:16px; right:16px; height:16px; display:flex; align-items:center; justify-content:space-between;</text:p>
      <text:p text:style-name="Standard"><text:s text:c="6"/>font-size:12px; opacity:.85;</text:p>
      <text:p text:style-name="Standard"><text:s text:c="4"/>}</text:p>
      <text:p text:style-name="Standard"><text:s text:c="4"/>.tablet .ind{ display:flex; align-items:center; gap:6px }</text:p>
      <text:p text:style-name="Standard"><text:s text:c="4"/>.dot{ width:6px; height:6px; border-radius:50%; background:#9bd0ff; opacity:.8 }</text:p>
      <text:p text:style-name="Standard"><text:s text:c="4"/>.bat{ width:22px; height:10px; border-radius:2px; border:1px solid rgba(255,255,255,.6); position:relative }</text:p>
      <text:p text:style-name="Standard"><text:s text:c="4"/>.bat::after{ content:""; position:absolute; top:2px; left:2px; height:6px; width:14px; background:#9bd0ff }</text:p>
      <text:p text:style-name="Standard"><text:s text:c="4"/>.tablet .homebar{ position:absolute; bottom:8px; left:50%; transform:translateX(-50%); width:80px; height:4px; background:rgba(255,255,255,.25); border-radius:3px }</text:p>
      <text:p text:style-name="Standard"/>
      <text:p text:style-name="Standard"><text:s text:c="4"/>/* planšetės „Atidaryti“ – visas ekranas */</text:p>
      <text:p text:style-name="Standard"><text:s text:c="4"/>.tablet .open-link{ position:absolute; inset:10px; border-radius:18px; text-indent:-9999px }</text:p>
      <text:p text:style-name="Standard"/>
      <text:p text:style-name="Standard"><text:s text:c="4"/>/* ========= ŽALIAS SKAMBUČIO MYGTUKAS (ragelis) ========= */</text:p>
      <text:p text:style-name="Standard"><text:s text:c="4"/>.call-fab{</text:p>
      <text:p text:style-name="Standard"><text:s text:c="6"/>position:absolute; right:14px; bottom:14px;</text:p>
      <text:p text:style-name="Standard"><text:s text:c="6"/>width:48px; height:48px; border-radius:50%;</text:p>
      <text:p text:style-name="Standard"><text:s text:c="6"/>background: radial-gradient(120% 120% at 30% 30%, var(--call-green-1), var(--call-green-2));</text:p>
      <text:p text:style-name="Standard"><text:s text:c="6"/>box-shadow: 0 10px 26px rgba(27,185,107,.35), 0 0 0 1px rgba(255,255,255,.12) inset;</text:p>
      <text:p text:style-name="Standard"><text:s text:c="6"/>display:grid; place-items:center; text-decoration:none;</text:p>
      <text:p text:style-name="Standard"><text:s text:c="4"/>}</text:p>
      <text:p text:style-name="Standard"><text:s text:c="4"/>.call-fab:hover{ box-shadow: 0 12px 30px rgba(27,185,107,.55), 0 0 0 2px rgba(255,255,255,.18) inset }</text:p>
      <text:p text:style-name="Standard"><text:s text:c="4"/>.call-fab svg{ width:22px; height:22px; fill:white; filter: drop-shadow(0 0 6px rgba(255,255,255,.6)) }</text:p>
      <text:p text:style-name="Standard"/>
      <text:p text:style-name="Standard"><text:s text:c="4"/>/* ========= TELEFONAI ========= */</text:p>
      <text:p text:style-name="Standard"><text:s text:c="4"/>.phones{ display:flex; gap:16px; justify-content:space-between; margin-top:22px; flex-wrap:wrap; }</text:p>
      <text:p text:style-name="Standard"><text:s text:c="4"/>.phone{</text:p>
      <text:p text:style-name="Standard"><text:s text:c="6"/>position:relative; width:192px; height:360px; border-radius:36px;</text:p>
      <text:p text:style-name="Standard"><text:s text:c="6"/>background: linear-gradient(180deg, rgba(18,20,26,.95), rgba(10,12,18,.9));</text:p>
      <text:p text:style-name="Standard"><text:s text:c="6"/>border:1px solid rgba(160,185,220,.25);</text:p>
      <text:p text:style-name="Standard"><text:s text:c="6"/>box-shadow: 0 12px 32px rgba(0,0,0,.38), 0 0 0 1px rgba(255,255,255,.03) inset;</text:p>
      <text:p text:style-name="Standard"><text:soft-page-break/><text:s text:c="6"/>overflow:hidden;</text:p>
      <text:p text:style-name="Standard"><text:s text:c="4"/>}</text:p>
      <text:p text:style-name="Standard"><text:s text:c="4"/>.phone .btn-left, .phone .btn-right{</text:p>
      <text:p text:style-name="Standard"><text:s text:c="6"/>position:absolute; width:3px; background:#111; top:74px; height:42px; border-radius:2px;</text:p>
      <text:p text:style-name="Standard"><text:s text:c="6"/>box-shadow: 0 0 0 1px rgba(255,255,255,.06);</text:p>
      <text:p text:style-name="Standard"><text:s text:c="4"/>}</text:p>
      <text:p text:style-name="Standard"><text:s text:c="4"/>.phone .btn-left{ left:-2px } .phone .btn-right{ right:-2px }</text:p>
      <text:p text:style-name="Standard"><text:s text:c="4"/>.phone .notch{</text:p>
      <text:p text:style-name="Standard"><text:s text:c="6"/>position:absolute; top:8px; left:50%; transform:translateX(-50%);</text:p>
      <text:p text:style-name="Standard"><text:s text:c="6"/>width:88px; height:18px; border-radius:10px;</text:p>
      <text:p text:style-name="Standard"><text:s text:c="6"/>background:rgba(0,0,0,.45); border:1px solid rgba(255,255,255,.08);</text:p>
      <text:p text:style-name="Standard"><text:s text:c="6"/>display:flex; align-items:center; justify-content:center; gap:10px; padding:0 10px;</text:p>
      <text:p text:style-name="Standard"><text:s text:c="4"/>}</text:p>
      <text:p text:style-name="Standard"><text:s text:c="4"/>.phone .cam{ width:7px; height:7px; background:#2ad; border-radius:50%; box-shadow:0 0 8px rgba(0,200,255,.6) }</text:p>
      <text:p text:style-name="Standard"><text:s text:c="4"/>.phone .spk{ width:34px; height:4px; background:rgba(255,255,255,.25); border-radius:3px }</text:p>
      <text:p text:style-name="Standard"/>
      <text:p text:style-name="Standard"><text:s text:c="4"/>/* ekranas su status bar ir gyvu efektu */</text:p>
      <text:p text:style-name="Standard"><text:s text:c="4"/>.phone .screen{</text:p>
      <text:p text:style-name="Standard"><text:s text:c="6"/>position:absolute; inset:10px; border-radius:30px; overflow:hidden;</text:p>
      <text:p text:style-name="Standard"><text:s text:c="6"/>background:</text:p>
      <text:p text:style-name="Standard"><text:s text:c="8"/>radial-gradient(200px 120px at 25% 25%, rgba(0,190,255,.15), transparent 70%),</text:p>
      <text:p text:style-name="Standard"><text:s text:c="8"/>radial-gradient(220px 140px at 75% 75%, rgba(255,160,60,.14), transparent 70%),</text:p>
      <text:p text:style-name="Standard"><text:s text:c="8"/>linear-gradient(180deg, rgba(255,255,255,.04), rgba(0,0,0,.08)),</text:p>
      <text:p text:style-name="Standard"><text:s text:c="8"/>#0d1016;</text:p>
      <text:p text:style-name="Standard"><text:s text:c="6"/>border:1px solid rgba(200,230,255,.16);</text:p>
      <text:p text:style-name="Standard"><text:s text:c="6"/>animation: pulse var(--anim-speed) ease-in-out infinite;</text:p>
      <text:p text:style-name="Standard"><text:s text:c="4"/>}</text:p>
      <text:p text:style-name="Standard"><text:s text:c="4"/>.phone .status{</text:p>
      <text:p text:style-name="Standard"><text:s text:c="6"/>position:absolute; top:8px; left:12px; right:12px; height:14px; display:flex; align-items:center; justify-content:space-between;</text:p>
      <text:p text:style-name="Standard"><text:s text:c="6"/>font-size:11px; opacity:.9;</text:p>
      <text:p text:style-name="Standard"><text:s text:c="4"/>}</text:p>
      <text:p text:style-name="Standard"><text:s text:c="4"/>.phone .signal{ display:flex; gap:2px }</text:p>
      <text:p text:style-name="Standard"><text:s text:c="4"/>.bar{ width:3px; height:6px; background:#9bd0ff; opacity:.85 }</text:p>
      <text:p text:style-name="Standard"><text:s text:c="4"/>.bar:nth-child(2){ height:8px } .bar:nth-child(3){ height:10px } .bar:nth-child(4){ height:12px }</text:p>
      <text:p text:style-name="Standard"><text:s text:c="4"/>.phone .battery{ display:flex; align-items:center; gap:4px }</text:p>
      <text:p text:style-name="Standard"><text:s text:c="4"/>.bat{ width:20px; height:10px; border-radius:2px; border:1px solid rgba(255,255,255,.6); position:relative }</text:p>
      <text:p text:style-name="Standard"><text:s text:c="4"/>.bat::after{ content:""; position:absolute; top:2px; left:2px; height:6px; width:12px; background:#9bd0ff }</text:p>
      <text:p text:style-name="Standard"/>
      <text:p text:style-name="Standard"><text:s text:c="4"/>/* atspindys */</text:p>
      <text:p text:style-name="Standard"><text:s text:c="4"/>.screen::after{</text:p>
      <text:p text:style-name="Standard"><text:s text:c="6"/>content:""; position:absolute; inset:-15% -10% auto -10%; height:55%;</text:p>
      <text:p text:style-name="Standard"><text:s text:c="6"/>background: linear-gradient( to bottom, rgba(255,255,255,.14), rgba(255,255,255,0) 70% );</text:p>
      <text:p text:style-name="Standard"><text:s text:c="6"/>transform: rotate(-8deg); pointer-events:none; border-radius:inherit;</text:p>
      <text:p text:style-name="Standard"><text:s text:c="4"/>}</text:p>
      <text:p text:style-name="Standard"/>
      <text:p text:style-name="Standard"><text:s text:c="4"/>/* atidarymo nuoroda (visas ekranas) */</text:p>
      <text:p text:style-name="Standard"><text:s text:c="4"/>.open-link{ position:absolute; inset:10px; border-radius:inherit; text-indent:-9999px }</text:p>
      <text:p text:style-name="Standard"/>
      <text:p text:style-name="Standard"><text:soft-page-break/><text:s text:c="4"/>/* animacija */</text:p>
      <text:p text:style-name="Standard"><text:s text:c="4"/>@keyframes pulse{</text:p>
      <text:p text:style-name="Standard"><text:s text:c="6"/>0% <text:s text:c="2"/>{ filter: saturate(1) brightness(1); }</text:p>
      <text:p text:style-name="Standard"><text:s text:c="6"/>50% <text:s/>{ filter: saturate(1.15) brightness(1.08); }</text:p>
      <text:p text:style-name="Standard"><text:s text:c="6"/>100% { filter: saturate(1) brightness(1); }</text:p>
      <text:p text:style-name="Standard"><text:s text:c="4"/>}</text:p>
      <text:p text:style-name="Standard"/>
      <text:p text:style-name="Standard"><text:s text:c="4"/>/* Footer */</text:p>
      <text:p text:style-name="Standard"><text:s text:c="4"/>.footer{ max-width:1280px; margin:26px auto 24px; padding:0 16px; opacity:.85; text-align:center; font-size:14px }</text:p>
      <text:p text:style-name="Standard"/>
      <text:p text:style-name="Standard"><text:s text:c="4"/>/* Mobilus */</text:p>
      <text:p text:style-name="Standard"><text:s text:c="4"/>@media (max-width: 1180px){</text:p>
      <text:p text:style-name="Standard"><text:s text:c="6"/>.hero-row{ grid-template-columns: 1fr }</text:p>
      <text:p text:style-name="Standard"><text:s text:c="6"/>.phones{ justify-content:center }</text:p>
      <text:p text:style-name="Standard"><text:s text:c="4"/>}</text:p>
      <text:p text:style-name="Standard"><text:s text:c="2"/>&lt;/style&gt;</text:p>
      <text:p text:style-name="Standard">&lt;/head&gt;</text:p>
      <text:p text:style-name="Standard">&lt;body&gt;</text:p>
      <text:p text:style-name="Standard"/>
      <text:p text:style-name="Standard"><text:s text:c="2"/>&lt;!-- Viršus --&gt;</text:p>
      <text:p text:style-name="Standard"><text:s text:c="2"/>&lt;header class="header"&gt;</text:p>
      <text:p text:style-name="Standard"><text:s text:c="4"/>&lt;div class="brand"&gt;</text:p>
      <text:p text:style-name="Standard"><text:s text:c="6"/>&lt;img src="zenkliukas.jpg" alt="Ženklas" /&gt;</text:p>
      <text:p text:style-name="Standard"><text:s text:c="4"/>&lt;/div&gt;</text:p>
      <text:p text:style-name="Standard"><text:s text:c="4"/>&lt;nav class="nav"&gt;</text:p>
      <text:p text:style-name="Standard"><text:s text:c="6"/>&lt;a href="#"&gt;About&lt;/a&gt;&lt;a href="#"&gt;Work&lt;/a&gt;&lt;a href="#"&gt;Awards&lt;/a&gt;&lt;a href="#"&gt;Contact&lt;/a&gt;</text:p>
      <text:p text:style-name="Standard"><text:s text:c="4"/>&lt;/nav&gt;</text:p>
      <text:p text:style-name="Standard"><text:s text:c="2"/>&lt;/header&gt;</text:p>
      <text:p text:style-name="Standard"/>
      <text:p text:style-name="Standard"><text:s text:c="2"/>&lt;main class="container"&gt;</text:p>
      <text:p text:style-name="Standard"><text:s text:c="4"/>&lt;!-- HERO + PLANŠETĖ --&gt;</text:p>
      <text:p text:style-name="Standard"><text:s text:c="4"/>&lt;section class="hero-row"&gt;</text:p>
      <text:p text:style-name="Standard"><text:s text:c="6"/>&lt;div class="card hero-wrap"&gt;</text:p>
      <text:p text:style-name="Standard"><text:s text:c="8"/>&lt;img class="hero-img" src="447.png" alt="Hero vaizdas"&gt;</text:p>
      <text:p text:style-name="Standard"><text:s text:c="6"/>&lt;/div&gt;</text:p>
      <text:p text:style-name="Standard"/>
      <text:p text:style-name="Standard"><text:s text:c="6"/>&lt;!-- Planšetė: visas ekranas → atidaro, žalias ragelis → skambina --&gt;</text:p>
      <text:p text:style-name="Standard"><text:s text:c="6"/>&lt;aside class="tablet"&gt;</text:p>
      <text:p text:style-name="Standard"><text:s text:c="8"/>&lt;div class="bezel"&gt;</text:p>
      <text:p text:style-name="Standard"><text:s text:c="10"/>&lt;div class="cam"&gt;&lt;/div&gt;</text:p>
      <text:p text:style-name="Standard"><text:s text:c="10"/>&lt;div class="screen"&gt;</text:p>
      <text:p text:style-name="Standard"><text:s text:c="12"/>&lt;div class="status"&gt;</text:p>
      <text:p text:style-name="Standard"><text:s text:c="14"/>&lt;span class="ind"&gt;10:24&lt;/span&gt;</text:p>
      <text:p text:style-name="Standard"><text:s text:c="14"/>&lt;span class="ind"&gt;&lt;span class="dot"&gt;&lt;/span&gt;&lt;span class="dot"&gt;&lt;/span&gt;&lt;span class="dot"&gt;&lt;/span&gt;&lt;/span&gt;</text:p>
      <text:p text:style-name="Standard"><text:s text:c="14"/>&lt;span class="ind"&gt;&lt;span class="bat"&gt;&lt;/span&gt;&lt;/span&gt;</text:p>
      <text:p text:style-name="Standard"><text:s text:c="12"/>&lt;/div&gt;</text:p>
      <text:p text:style-name="Standard"><text:s text:c="10"/>&lt;/div&gt;</text:p>
      <text:p text:style-name="Standard"><text:s text:c="10"/>&lt;a class="open-link" href="ads.html"&gt;Atidaryti&lt;/a&gt;</text:p>
      <text:p text:style-name="Standard"><text:s text:c="10"/>&lt;a class="call-fab" href="tel:+37060000000" aria-label="Skambinti"&gt;</text:p>
      <text:p text:style-name="Standard"><text:soft-page-break/><text:s text:c="12"/>&lt;!-- phone handset svg --&gt;</text:p>
      <text:p text:style-name="Standard"><text:s text:c="12"/>&lt;svg viewBox="0 0 24 24" aria-hidden="true"&gt;</text:p>
      <text:p text:style-name="Standard"><text:s text:c="14"/>&lt;path d="M6.62 10.79a15.05 15.05 0 006.59 6.59l2.2-2.2a1 1 0 011.02-.24c1.12.37 2.33.57 3.57.57a1 1 0 011 1v3.5a1 1 0 01-1 1C10.85 21.01 3 13.15 3 3.99a1 1 0 011-1h3.5a1 1 0 011 1c0 1.24.2 2.46.57 3.57a1 1 0 01-.24 1.02l-2.2 2.21z"/&gt;</text:p>
      <text:p text:style-name="Standard"><text:s text:c="12"/>&lt;/svg&gt;</text:p>
      <text:p text:style-name="Standard"><text:s text:c="10"/>&lt;/a&gt;</text:p>
      <text:p text:style-name="Standard"><text:s text:c="10"/>&lt;div class="homebar"&gt;&lt;/div&gt;</text:p>
      <text:p text:style-name="Standard"><text:s text:c="8"/>&lt;/div&gt;</text:p>
      <text:p text:style-name="Standard"><text:s text:c="6"/>&lt;/aside&gt;</text:p>
      <text:p text:style-name="Standard"><text:s text:c="4"/>&lt;/section&gt;</text:p>
      <text:p text:style-name="Standard"/>
      <text:p text:style-name="Standard"><text:s text:c="4"/>&lt;!-- TELEFONAI – ekranas → atidaro, žalias ragelis kampe → skambina --&gt;</text:p>
      <text:p text:style-name="Standard"><text:s text:c="4"/>&lt;section class="phones"&gt;</text:p>
      <text:p text:style-name="Standard"><text:s text:c="6"/>&lt;div class="phone"&gt;</text:p>
      <text:p text:style-name="Standard"><text:s text:c="8"/>&lt;span class="btn-left"&gt;&lt;/span&gt;&lt;span class="btn-right"&gt;&lt;/span&gt;</text:p>
      <text:p text:style-name="Standard"><text:s text:c="8"/>&lt;div class="notch"&gt;&lt;span class="cam"&gt;&lt;/span&gt;&lt;span class="spk"&gt;&lt;/span&gt;&lt;/div&gt;</text:p>
      <text:p text:style-name="Standard"><text:s text:c="8"/>&lt;div class="screen"&gt;</text:p>
      <text:p text:style-name="Standard"><text:s text:c="10"/>&lt;div class="status"&gt;</text:p>
      <text:p text:style-name="Standard"><text:s text:c="12"/>&lt;span class="signal"&gt;&lt;span class="bar"&gt;&lt;/span&gt;&lt;span class="bar"&gt;&lt;/span&gt;&lt;span class="bar"&gt;&lt;/span&gt;&lt;span class="bar"&gt;&lt;/span&gt;&lt;/span&gt;</text:p>
      <text:p text:style-name="Standard"><text:s text:c="12"/>&lt;span&gt;12:30&lt;/span&gt;</text:p>
      <text:p text:style-name="Standard"><text:s text:c="12"/>&lt;span class="battery"&gt;&lt;span class="bat"&gt;&lt;/span&gt;&lt;/span&gt;</text:p>
      <text:p text:style-name="Standard"><text:s text:c="10"/>&lt;/div&gt;</text:p>
      <text:p text:style-name="Standard"><text:s text:c="8"/>&lt;/div&gt;</text:p>
      <text:p text:style-name="Standard"><text:s text:c="8"/>&lt;a class="open-link" href="shop.html"&gt;E-parduotuvė&lt;/a&gt;</text:p>
      <text:p text:style-name="Standard"><text:s text:c="8"/>&lt;a class="call-fab" href="tel:+37060000000" aria-label="Skambinti"&gt;</text:p>
      <text:p text:style-name="Standard"><text:s text:c="10"/>&lt;svg viewBox="0 0 24 24"&gt;&lt;path d="M6.62 10.79a15.05 15.05 0 006.59 6.59l2.2-2.2a1 1 0 011.02-.24c1.12.37 2.33.57 3.57.57a1 1 0 011 1v3.5a1 1 0 01-1 1C10.85 21.01 3 13.15 3 3.99a1 1 0 011-1h3.5a1 1 0 011 1c0 1.24.2 2.46.57 3.57a1 1 0 01-.24 1.02l-2.2 2.21z"/&gt;&lt;/svg&gt;</text:p>
      <text:p text:style-name="Standard"><text:s text:c="8"/>&lt;/a&gt;</text:p>
      <text:p text:style-name="Standard"><text:s text:c="6"/>&lt;/div&gt;</text:p>
      <text:p text:style-name="Standard"/>
      <text:p text:style-name="Standard"><text:s text:c="6"/>&lt;div class="phone"&gt;</text:p>
      <text:p text:style-name="Standard"><text:s text:c="8"/>&lt;span class="btn-left"&gt;&lt;/span&gt;&lt;span class="btn-right"&gt;&lt;/span&gt;</text:p>
      <text:p text:style-name="Standard"><text:s text:c="8"/>&lt;div class="notch"&gt;&lt;span class="cam"&gt;&lt;/span&gt;&lt;span class="spk"&gt;&lt;/span&gt;&lt;/div&gt;</text:p>
      <text:p text:style-name="Standard"><text:s text:c="8"/>&lt;div class="screen"&gt;</text:p>
      <text:p text:style-name="Standard"><text:s text:c="10"/>&lt;div class="status"&gt;</text:p>
      <text:p text:style-name="Standard"><text:s text:c="12"/>&lt;span class="signal"&gt;&lt;span class="bar"&gt;&lt;/span&gt;&lt;span class="bar"&gt;&lt;/span&gt;&lt;span class="bar"&gt;&lt;/span&gt;&lt;span class="bar"&gt;&lt;/span&gt;&lt;/span&gt;</text:p>
      <text:p text:style-name="Standard"><text:s text:c="12"/>&lt;span&gt;12:30&lt;/span&gt;</text:p>
      <text:p text:style-name="Standard"><text:s text:c="12"/>&lt;span class="battery"&gt;&lt;span class="bat"&gt;&lt;/span&gt;&lt;/span&gt;</text:p>
      <text:p text:style-name="Standard"><text:s text:c="10"/>&lt;/div&gt;</text:p>
      <text:p text:style-name="Standard"><text:s text:c="8"/>&lt;/div&gt;</text:p>
      <text:p text:style-name="Standard"><text:s text:c="8"/>&lt;a class="open-link" href="apps.html"&gt;App pardavimai&lt;/a&gt;</text:p>
      <text:p text:style-name="Standard"><text:s text:c="8"/>&lt;a class="call-fab" href="tel:+37060000000" aria-label="Skambinti"&gt;</text:p>
      <text:p text:style-name="Standard"><text:s text:c="10"/>&lt;svg viewBox="0 0 24 24"&gt;&lt;path d="M6.62 10.79a15.05 15.05 0 006.59 6.59l2.2-2.2a1 1 0 011.02-.24c1.12.37 2.33.57 3.57.57a1 1 0 011 1v3.5a1 1 0 01-1 1C10.85 21.01 3 13.15 3 3.99a1 1 0 011-1h3.5a1 1 0 011 1c0 1.24.2 2.46.57 3.57a1 1 0 01-.24 1.02l-2.2 2.21z"/&gt;&lt;/svg&gt;</text:p>
      <text:p text:style-name="Standard"><text:s text:c="8"/>&lt;/a&gt;</text:p>
      <text:p text:style-name="Standard"><text:s text:c="6"/>&lt;/div&gt;</text:p>
      <text:p text:style-name="Standard"/>
      <text:p text:style-name="Standard"><text:soft-page-break/><text:s text:c="6"/>&lt;div class="phone"&gt;</text:p>
      <text:p text:style-name="Standard"><text:s text:c="8"/>&lt;span class="btn-left"&gt;&lt;/span&gt;&lt;span class="btn-right"&gt;&lt;/span&gt;</text:p>
      <text:p text:style-name="Standard"><text:s text:c="8"/>&lt;div class="notch"&gt;&lt;span class="cam"&gt;&lt;/span&gt;&lt;span class="spk"&gt;&lt;/span&gt;&lt;/div&gt;</text:p>
      <text:p text:style-name="Standard"><text:s text:c="8"/>&lt;div class="screen"&gt;</text:p>
      <text:p text:style-name="Standard"><text:s text:c="10"/>&lt;div class="status"&gt;</text:p>
      <text:p text:style-name="Standard"><text:s text:c="12"/>&lt;span class="signal"&gt;&lt;span class="bar"&gt;&lt;/span&gt;&lt;span class="bar"&gt;&lt;/span&gt;&lt;span class="bar"&gt;&lt;/span&gt;&lt;span class="bar"&gt;&lt;/span&gt;&lt;/span&gt;</text:p>
      <text:p text:style-name="Standard"><text:s text:c="12"/>&lt;span&gt;12:30&lt;/span&gt;</text:p>
      <text:p text:style-name="Standard"><text:s text:c="12"/>&lt;span class="battery"&gt;&lt;span class="bat"&gt;&lt;/span&gt;&lt;/span&gt;</text:p>
      <text:p text:style-name="Standard"><text:s text:c="10"/>&lt;/div&gt;</text:p>
      <text:p text:style-name="Standard"><text:s text:c="8"/>&lt;/div&gt;</text:p>
      <text:p text:style-name="Standard"><text:s text:c="8"/>&lt;a class="open-link" href="studio.html"&gt;Kūrybos kampelis&lt;/a&gt;</text:p>
      <text:p text:style-name="Standard"><text:s text:c="8"/>&lt;a class="call-fab" href="tel:+37060000000" aria-label="Skambinti"&gt;</text:p>
      <text:p text:style-name="Standard"><text:s text:c="10"/>&lt;svg viewBox="0 0 24 24"&gt;&lt;path d="M6.62 10.79a15.05 15.05 0 006.59 6.59l2.2-2.2a1 1 0 011.02-.24c1.12.37 2.33.57 3.57.57a1 1 0 011 1v3.5a1 1 0 01-1 1C10.85 21.01 3 13.15 3 3.99a1 1 0 011-1h3.5a1 1 0 011 1c0 1.24.2 2.46.57 3.57a1 1 0 01-.24 1.02l-2.2 2.21z"/&gt;&lt;/svg&gt;</text:p>
      <text:p text:style-name="Standard"><text:s text:c="8"/>&lt;/a&gt;</text:p>
      <text:p text:style-name="Standard"><text:s text:c="6"/>&lt;/div&gt;</text:p>
      <text:p text:style-name="Standard"/>
      <text:p text:style-name="Standard"><text:s text:c="6"/>&lt;div class="phone"&gt;</text:p>
      <text:p text:style-name="Standard"><text:s text:c="8"/>&lt;span class="btn-left"&gt;&lt;/span&gt;&lt;span class="btn-right"&gt;&lt;/span&gt;</text:p>
      <text:p text:style-name="Standard"><text:s text:c="8"/>&lt;div class="notch"&gt;&lt;span class="cam"&gt;&lt;/span&gt;&lt;span class="spk"&gt;&lt;/span&gt;&lt;/div&gt;</text:p>
      <text:p text:style-name="Standard"><text:s text:c="8"/>&lt;div class="screen"&gt;</text:p>
      <text:p text:style-name="Standard"><text:s text:c="10"/>&lt;div class="status"&gt;</text:p>
      <text:p text:style-name="Standard"><text:s text:c="12"/>&lt;span class="signal"&gt;&lt;span class="bar"&gt;&lt;/span&gt;&lt;span class="bar"&gt;&lt;/span&gt;&lt;span class="bar"&gt;&lt;/span&gt;&lt;span class="bar"&gt;&lt;/span&gt;&lt;/span&gt;</text:p>
      <text:p text:style-name="Standard"><text:s text:c="12"/>&lt;span&gt;12:30&lt;/span&gt;</text:p>
      <text:p text:style-name="Standard"><text:s text:c="12"/>&lt;span class="battery"&gt;&lt;span class="bat"&gt;&lt;/span&gt;&lt;/span&gt;</text:p>
      <text:p text:style-name="Standard"><text:s text:c="10"/>&lt;/div&gt;</text:p>
      <text:p text:style-name="Standard"><text:s text:c="8"/>&lt;/div&gt;</text:p>
      <text:p text:style-name="Standard"><text:s text:c="8"/>&lt;a class="open-link" href="ads.html"&gt;Reklama / Partneriai&lt;/a&gt;</text:p>
      <text:p text:style-name="Standard"><text:s text:c="8"/>&lt;a class="call-fab" href="tel:+37060000000" aria-label="Skambinti"&gt;</text:p>
      <text:p text:style-name="Standard"><text:s text:c="10"/>&lt;svg viewBox="0 0 24 24"&gt;&lt;path d="M6.62 10.79a15.05 15.05 0 006.59 6.59l2.2-2.2a1 1 0 011.02-.24c1.12.37 2.33.57 3.57.57a1 1 0 011 1v3.5a1 1 0 01-1 1C10.85 21.01 3 13.15 3 3.99a1 1 0 011-1h3.5a1 1 0 011 1c0 1.24.2 2.46.57 3.57a1 1 0 01-.24 1.02l-2.2 2.21z"/&gt;&lt;/svg&gt;</text:p>
      <text:p text:style-name="Standard"><text:s text:c="8"/>&lt;/a&gt;</text:p>
      <text:p text:style-name="Standard"><text:s text:c="6"/>&lt;/div&gt;</text:p>
      <text:p text:style-name="Standard"/>
      <text:p text:style-name="Standard"><text:s text:c="6"/>&lt;div class="phone"&gt;</text:p>
      <text:p text:style-name="Standard"><text:s text:c="8"/>&lt;span class="btn-left"&gt;&lt;/span&gt;&lt;span class="btn-right"&gt;&lt;/span&gt;</text:p>
      <text:p text:style-name="Standard"><text:s text:c="8"/>&lt;div class="notch"&gt;&lt;span class="cam"&gt;&lt;/span&gt;&lt;span class="spk"&gt;&lt;/span&gt;&lt;/div&gt;</text:p>
      <text:p text:style-name="Standard"><text:s text:c="8"/>&lt;div class="screen"&gt;</text:p>
      <text:p text:style-name="Standard"><text:s text:c="10"/>&lt;div class="status"&gt;</text:p>
      <text:p text:style-name="Standard"><text:s text:c="12"/>&lt;span class="signal"&gt;&lt;span class="bar"&gt;&lt;/span&gt;&lt;span class="bar"&gt;&lt;/span&gt;&lt;span class="bar"&gt;&lt;/span&gt;&lt;span class="bar"&gt;&lt;/span&gt;&lt;/span&gt;</text:p>
      <text:p text:style-name="Standard"><text:s text:c="12"/>&lt;span&gt;12:30&lt;/span&gt;</text:p>
      <text:p text:style-name="Standard"><text:s text:c="12"/>&lt;span class="battery"&gt;&lt;span class="bat"&gt;&lt;/span&gt;&lt;/span&gt;</text:p>
      <text:p text:style-name="Standard"><text:s text:c="10"/>&lt;/div&gt;</text:p>
      <text:p text:style-name="Standard"><text:s text:c="8"/>&lt;/div&gt;</text:p>
      <text:p text:style-name="Standard"><text:s text:c="8"/>&lt;a class="open-link" href="kontaktai.html"&gt;Kontaktai&lt;/a&gt;</text:p>
      <text:p text:style-name="Standard"><text:s text:c="8"/>&lt;a class="call-fab" href="tel:+37060000000" aria-label="Skambinti"&gt;</text:p>
      <text:p text:style-name="Standard"><text:soft-page-break/><text:s text:c="10"/>&lt;svg viewBox="0 0 24 24"&gt;&lt;path d="M6.62 10.79a15.05 15.05 0 006.59 6.59l2.2-2.2a1 1 0 011.02-.24c1.12.37 2.33.57 3.57.57a1 1 0 011 1v3.5a1 1 0 01-1 1C10.85 21.01 3 13.15 3 3.99a1 1 0 011-1h3.5a1 1 0 011 1c0 1.24.2 2.46.57 3.57a1 1 0 01-.24 1.02l-2.2 2.21z"/&gt;&lt;/svg&gt;</text:p>
      <text:p text:style-name="Standard"><text:s text:c="8"/>&lt;/a&gt;</text:p>
      <text:p text:style-name="Standard"><text:s text:c="6"/>&lt;/div&gt;</text:p>
      <text:p text:style-name="Standard"><text:s text:c="4"/>&lt;/section&gt;</text:p>
      <text:p text:style-name="Standard"><text:s text:c="2"/>&lt;/main&gt;</text:p>
      <text:p text:style-name="Standard"/>
      <text:p text:style-name="Standard"><text:s text:c="2"/>&lt;footer class="footer"&gt;© Marijus Tamulynas, 2025. Visos teisės saugomos.&lt;/footer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9T19:19:33.198000000</meta:creation-date>
    <dc:date>2025-11-09T19:20:24.113000000</dc:date>
    <meta:editing-duration>PT51S</meta:editing-duration>
    <meta:editing-cycles>1</meta:editing-cycles>
    <meta:document-statistic meta:table-count="0" meta:image-count="0" meta:object-count="0" meta:page-count="8" meta:paragraph-count="308" meta:word-count="1345" meta:character-count="15195" meta:non-whitespace-character-count="12285"/>
    <meta:generator>LibreOffice/7.5.0.3$Windows_X86_64 LibreOffice_project/c21113d003cd3efa8c53188764377a8272d9d6de</meta:generator>
  </office:meta>
</office:document-meta>
</file>